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83c" officeooo:paragraph-rsid="0001f83c"/>
    </style:style>
    <style:style style:name="P2" style:family="paragraph" style:parent-style-name="Standard" style:list-style-name="L1">
      <style:text-properties officeooo:paragraph-rsid="0001f83c"/>
    </style:style>
    <style:style style:name="T1" style:family="text">
      <style:text-properties officeooo:rsid="0001f8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:</text:p>
      <text:list xml:id="list3565344315562391987" text:style-name="L1">
        <text:list-item>
          <text:p text:style-name="P2"><text:span text:style-name="T1">things that you can messure with:</text:span></text:p>
        </text:list-item>
      </text:list>
      <text:p text:style-name="P1">em</text:p>
      <text:p text:style-name="P1">px</text:p>
      <text:p text:style-name="P1">% </text:p>
      <text:p text:style-name="P1">vh (view per hight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0:43:49.739000999</meta:creation-date>
    <dc:date>2015-10-14T10:52:41.368791274</dc:date>
    <meta:editing-duration>PT8M51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6" meta:word-count="15" meta:character-count="63" meta:non-whitespace-character-count="54"/>
  </office:meta>
</office:document-meta>
</file>